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AAAAA+TimesNewRomanPSMT" svg:font-family="DAAAAA+TimesNewRomanPSMT"/>
    <style:font-face style:name="GAAAAA+OpenSymbol" svg:font-family="GAAAAA+OpenSymbol"/>
    <style:font-face style:name="Lohit Hindi1" svg:font-family="'Lohit Hindi'"/>
    <style:font-face style:name="OpenSymbol" svg:font-family="OpenSymbol"/>
    <style:font-face style:name="StarSymbol" svg:font-family="StarSymbol"/>
    <style:font-face style:name="StarSymbol1" svg:font-family="StarSymbol, 'Arial Unicode MS'"/>
    <style:font-face style:name="liberation sans" svg:font-family="'liberation sans', Myriad, 'Bitstream Vera Sans', 'Lucida Grande', 'Luxi Sans', 'Trebuchet MS', helvetica, verdana, arial, sans-serif"/>
    <style:font-face style:name="F" svg:font-family="" style:font-family-generic="roman"/>
    <style:font-face style:name="Times New Roman1" svg:font-family="'Times New Roman'" style:font-family-generic="roman"/>
    <style:font-face style:name="Times-Bold" svg:font-family="Times-Bold" style:font-family-generic="roman"/>
    <style:font-face style:name="Times-Roman" svg:font-family="Times-Roman" style:font-family-generic="roman"/>
    <style:font-face style:name="EAAAAA+TimesNewRomanPS-ItalicMT" svg:font-family="EAAAAA+TimesNewRomanPS-ItalicMT" style:font-family-generic="script"/>
    <style:font-face style:name="Bitstream Vera Sans2" svg:font-family="'Bitstream Vera Sans'" style:font-family-generic="swiss"/>
    <style:font-face style:name="Courier 10 Pitch1" svg:font-family="'Courier 10 Pitch'" style:font-pitch="fixed"/>
    <style:font-face style:name="Courier 10 Pitch" svg:font-family="'Courier 10 Pitch'" style:font-adornments="Predeterminado" style:font-pitch="fixed"/>
    <style:font-face style:name="LMMono10" svg:font-family="LMMono10" style:font-adornments="Regular" style:font-pitch="fixed"/>
    <style:font-face style:name="TlwgMono" svg:font-family="TlwgMono"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Bitstream Vera Sans1" svg:font-family="'Bitstream Vera Sans'" style:font-pitch="variable"/>
    <style:font-face style:name="Cantarell" svg:font-family="Cantarell" style:font-adornments="Bold" style:font-pitch="variable"/>
    <style:font-face style:name="Caviar Dreams" svg:font-family="'Caviar Dreams'" style:font-adornments="Bold" style:font-pitch="variable"/>
    <style:font-face style:name="LMMonoProp10" svg:font-family="LMMonoProp10" style:font-adornments="Bold" style:font-pitch="variable"/>
    <style:font-face style:name="LMRomanUnsl10" svg:font-family="LMRomanUnsl10" style:font-adornments="Bold" style:font-pitch="variable"/>
    <style:font-face style:name="DejaVu Sans Mono1" svg:font-family="'DejaVu Sans Mono'" style:font-family-generic="modern" style:font-pitch="variable"/>
    <style:font-face style:name="Times New Roman2" svg:font-family="'Times New Roman'" style:font-family-generic="modern" style:font-pitch="variable"/>
    <style:font-face style:name="Bitstream Vera Sans3" svg:font-family="'Bitstream Vera Sans'" style:font-family-generic="roman" style:font-pitch="variable"/>
    <style:font-face style:name="DejaVu Serif Condensed" svg:font-family="'DejaVu Serif Condensed'" style:font-adornments="Condensed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adornments="Regular" style:font-family-generic="swiss" style:font-pitch="variable"/>
    <style:font-face style:name="Bitstream Vera Sans4" svg:font-family="'Bitstream Vera San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364cm" table:align="margins"/>
    </style:style>
    <style:style style:name="Table1.A" style:family="table-column">
      <style:table-column-properties style:column-width="4.815cm" style:rel-column-width="19287*"/>
    </style:style>
    <style:style style:name="Table1.B" style:family="table-column">
      <style:table-column-properties style:column-width="5.727cm" style:rel-column-width="22939*"/>
    </style:style>
    <style:style style:name="Table1.C" style:family="table-column">
      <style:table-column-properties style:column-width="5.821cm" style:rel-column-width="233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itle" style:master-page-name="">
      <style:paragraph-properties fo:margin-left="0cm" fo:margin-right="0cm" fo:text-align="end" style:justify-single-word="false"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P2" style:family="paragraph" style:parent-style-name="Footer">
      <style:text-properties fo:language="ca" fo:country="ES"/>
    </style:style>
    <style:style style:name="P3" style:family="paragraph" style:parent-style-name="Footer">
      <style:paragraph-properties fo:text-align="end" style:justify-single-word="false"/>
      <style:text-properties fo:language="ca" fo:country="ES"/>
    </style:style>
    <style:style style:name="P4" style:family="paragraph" style:parent-style-name="Header">
      <style:text-properties fo:language="ca" fo:country="ES"/>
    </style:style>
    <style:style style:name="P5" style:family="paragraph" style:parent-style-name="Header_20_left">
      <style:text-properties fo:language="ca" fo:country="ES"/>
    </style:style>
    <style:style style:name="P6" style:family="paragraph" style:parent-style-name="Title">
      <style:paragraph-properties fo:break-before="page"/>
      <style:text-properties fo:language="ca" fo:country="ES" officeooo:paragraph-rsid="001d151b"/>
    </style:style>
    <style:style style:name="P7" style:family="paragraph" style:parent-style-name="Title">
      <style:text-properties fo:language="ca" fo:country="ES" officeooo:rsid="010afb0e" officeooo:paragraph-rsid="010afb0e"/>
    </style:style>
    <style:style style:name="P8" style:family="paragraph" style:parent-style-name="Contents_20_Heading" style:master-page-name="First_20_Page">
      <style:paragraph-properties style:page-number="auto" fo:break-before="page"/>
      <style:text-properties fo:language="ca" fo:country="ES" officeooo:paragraph-rsid="001a5306"/>
    </style:style>
    <style:style style:name="P9" style:family="paragraph" style:parent-style-name="Contents_20_Heading" style:master-page-name="First_20_Chapter_20_Page_20_A4">
      <style:paragraph-properties style:page-number="1"/>
    </style:style>
    <style:style style:name="P10" style:family="paragraph" style:parent-style-name="Frame_20_contents">
      <style:text-properties officeooo:paragraph-rsid="014004f9"/>
    </style:style>
    <style:style style:name="P11" style:family="paragraph" style:parent-style-name="Heading_20_1">
      <style:text-properties fo:language="ca" fo:country="ES" officeooo:rsid="00c2f3a2" officeooo:paragraph-rsid="00c2f3a2"/>
    </style:style>
    <style:style style:name="P12" style:family="paragraph" style:parent-style-name="Heading_20_2" style:list-style-name="L8">
      <style:paragraph-properties fo:text-align="start" style:justify-single-word="false" style:text-autospace="none"/>
      <style:text-properties style:font-name="Verdana" fo:font-size="10.5pt" fo:language="ca" fo:country="ES" fo:font-style="normal" fo:font-weight="normal" style:font-name-asian="DAAAAA+TimesNewRomanPSMT" style:font-size-asian="10.5pt" style:font-style-asian="normal" style:font-weight-asian="normal" style:font-name-complex="DAAAAA+TimesNewRomanPSMT" style:font-size-complex="12pt" style:font-style-complex="normal" style:font-weight-complex="normal"/>
    </style:style>
    <style:style style:name="P13" style:family="paragraph" style:parent-style-name="Index">
      <style:paragraph-properties>
        <style:tab-stops>
          <style:tab-stop style:position="16.501cm" style:type="right" style:leader-style="dotted" style:leader-text="."/>
        </style:tab-stops>
      </style:paragraph-properties>
    </style:style>
    <style:style style:name="P14" style:family="paragraph" style:parent-style-name="Index">
      <style:paragraph-properties fo:line-height="100%">
        <style:tab-stops>
          <style:tab-stop style:position="16.501cm" style:type="right" style:leader-style="dotted" style:leader-text="."/>
        </style:tab-stops>
      </style:paragraph-properties>
    </style:style>
    <style:style style:name="P15" style:family="paragraph" style:parent-style-name="List_20_Paragraph">
      <style:paragraph-properties>
        <style:tab-stops>
          <style:tab-stop style:position="15.73cm" style:type="right" style:leader-style="dotted" style:leader-text="."/>
        </style:tab-stops>
      </style:paragraph-properties>
    </style:style>
    <style:style style:name="P16" style:family="paragraph" style:parent-style-name="List_20_Paragraph">
      <style:paragraph-properties fo:line-height="100%">
        <style:tab-stops>
          <style:tab-stop style:position="15.73cm" style:type="right" style:leader-style="dotted" style:leader-text="."/>
        </style:tab-stops>
      </style:paragraph-properties>
    </style:style>
    <style:style style:name="P17" style:family="paragraph" style:parent-style-name="Pregunta">
      <style:text-properties fo:language="ca" fo:country="ES" officeooo:paragraph-rsid="014004f9"/>
    </style:style>
    <style:style style:name="P18" style:family="paragraph" style:parent-style-name="Standard" style:list-style-name="L7">
      <style:paragraph-properties fo:text-align="start" style:justify-single-word="false" style:text-autospace="none"/>
      <style:text-properties style:font-name="Verdana" fo:font-size="10.5pt" fo:language="ca" fo:country="ES" fo:font-style="normal" fo:font-weight="normal" style:font-name-asian="DAAAAA+TimesNewRomanPSMT" style:font-size-asian="10.5pt" style:font-style-asian="normal" style:font-weight-asian="normal" style:font-name-complex="DAAAAA+TimesNewRomanPSMT" style:font-size-complex="12pt" style:font-style-complex="normal" style:font-weight-complex="normal"/>
    </style:style>
    <style:style style:name="P19" style:family="paragraph" style:parent-style-name="Standard" style:list-style-name="L8">
      <style:paragraph-properties fo:text-align="start" style:justify-single-word="false" style:text-autospace="none"/>
      <style:text-properties style:font-name="Verdana" fo:font-size="10.5pt" fo:language="ca" fo:country="ES" fo:font-style="normal" fo:font-weight="normal" style:font-name-asian="DAAAAA+TimesNewRomanPSMT" style:font-size-asian="10.5pt" style:font-style-asian="normal" style:font-weight-asian="normal" style:font-name-complex="DAAAAA+TimesNewRomanPSMT" style:font-size-complex="12pt" style:font-style-complex="normal" style:font-weight-complex="normal"/>
    </style:style>
    <style:style style:name="P20" style:family="paragraph" style:parent-style-name="Standard" style:list-style-name="L9">
      <style:text-properties officeooo:paragraph-rsid="01419a4a"/>
    </style:style>
    <style:style style:name="P21" style:family="paragraph" style:parent-style-name="Standard">
      <style:paragraph-properties fo:margin-left="0cm" fo:margin-right="0cm" fo:text-indent="0cm" style:auto-text-indent="false"/>
      <style:text-properties officeooo:paragraph-rsid="014004f9"/>
    </style:style>
    <style:style style:name="P22" style:family="paragraph" style:parent-style-name="Table_20_Contents">
      <style:text-properties fo:language="ca" fo:country="ES" fo:font-style="italic" officeooo:paragraph-rsid="014004f9" style:font-style-asian="italic" style:font-style-complex="italic"/>
    </style:style>
    <style:style style:name="P23" style:family="paragraph" style:parent-style-name="Table_20_Contents">
      <style:text-properties fo:language="ca" fo:country="ES" officeooo:paragraph-rsid="014004f9"/>
    </style:style>
    <style:style style:name="P24" style:family="paragraph" style:parent-style-name="Text_20_body">
      <style:text-properties fo:language="ca" fo:country="ES"/>
    </style:style>
    <style:style style:name="P25" style:family="paragraph" style:parent-style-name="Text_20_body">
      <style:paragraph-properties fo:text-align="justify" style:justify-single-word="false"/>
      <style:text-properties fo:language="ca" fo:country="ES" fo:font-weight="normal" style:font-weight-asian="normal" style:font-weight-complex="normal"/>
    </style:style>
    <style:style style:name="P26" style:family="paragraph" style:parent-style-name="Text_20_body">
      <style:paragraph-properties fo:text-align="justify" style:justify-single-word="false"/>
      <style:text-properties fo:language="ca" fo:country="ES"/>
    </style:style>
    <style:style style:name="P27" style:family="paragraph" style:parent-style-name="Text_20_body">
      <style:paragraph-properties fo:text-align="justify" style:justify-single-word="false"/>
      <style:text-properties fo:language="ca" fo:country="ES" officeooo:paragraph-rsid="00034703"/>
    </style:style>
    <style:style style:name="P28" style:family="paragraph" style:parent-style-name="Text_20_body">
      <style:paragraph-properties fo:text-align="justify" style:justify-single-word="false"/>
      <style:text-properties fo:language="ca" fo:country="ES" officeooo:paragraph-rsid="0005357b"/>
    </style:style>
    <style:style style:name="P29" style:family="paragraph" style:parent-style-name="Text_20_body">
      <style:paragraph-properties fo:text-align="justify" style:justify-single-word="false"/>
      <style:text-properties fo:language="ca" fo:country="ES" officeooo:paragraph-rsid="00070242"/>
    </style:style>
    <style:style style:name="P30" style:family="paragraph" style:parent-style-name="Text_20_body">
      <style:paragraph-properties fo:text-align="justify" style:justify-single-word="false"/>
      <style:text-properties fo:language="ca" fo:country="ES" fo:font-style="normal" style:font-style-asian="normal" style:font-style-complex="normal"/>
    </style:style>
    <style:style style:name="P31" style:family="paragraph" style:parent-style-name="Text_20_body">
      <style:paragraph-properties fo:text-align="justify" style:justify-single-word="false"/>
      <style:text-properties fo:language="ca" fo:country="ES" officeooo:rsid="00061869"/>
    </style:style>
    <style:style style:name="P32" style:family="paragraph" style:parent-style-name="Text_20_body">
      <style:paragraph-properties fo:text-align="justify" style:justify-single-word="false" style:text-autospace="none"/>
    </style:style>
    <style:style style:name="P33" style:family="paragraph" style:parent-style-name="Text_20_body">
      <style:paragraph-properties fo:text-align="justify" style:justify-single-word="false" style:text-autospace="none"/>
      <style:text-properties style:font-name="Verdana" fo:font-size="10.5pt" fo:language="ca" fo:country="ES" fo:background-color="transparent" style:font-name-asian="Times-Roman" style:font-size-asian="10.5pt" style:font-name-complex="Times-Roman" style:font-size-complex="12pt"/>
    </style:style>
    <style:style style:name="P34" style:family="paragraph" style:parent-style-name="Text_20_body">
      <style:text-properties style:font-name="Verdana" fo:font-size="10.5pt" fo:language="ca" fo:country="ES" fo:font-style="normal" fo:font-weight="normal" style:font-size-asian="10.5pt" style:font-style-asian="normal" style:font-weight-asian="normal" style:font-style-complex="normal" style:font-weight-complex="normal"/>
    </style:style>
    <style:style style:name="P35" style:family="paragraph" style:parent-style-name="Text_20_body" style:list-style-name="L9">
      <style:text-properties style:font-name="Verdana" fo:font-size="10.5pt" fo:language="ca" fo:country="ES" fo:font-style="normal" fo:font-weight="normal" officeooo:paragraph-rsid="01419a4a" style:font-name-asian="DAAAAA+TimesNewRomanPSMT" style:font-size-asian="10.5pt" style:font-style-asian="normal" style:font-weight-asian="normal" style:font-name-complex="DAAAAA+TimesNewRomanPSMT" style:font-size-complex="12pt" style:font-style-complex="normal" style:font-weight-complex="normal"/>
    </style:style>
    <style:style style:name="P36" style:family="paragraph" style:parent-style-name="Text_20_body">
      <style:text-properties style:font-name="Verdana" fo:font-size="10.5pt" fo:language="ca" fo:country="ES" fo:font-style="normal" style:font-size-asian="10.5pt" style:font-style-asian="normal" style:font-style-complex="normal"/>
    </style:style>
    <style:style style:name="P37" style:family="paragraph" style:parent-style-name="Text_20_body">
      <style:paragraph-properties fo:text-align="start" style:justify-single-word="false" style:text-autospace="none"/>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officeooo:paragraph-rsid="01421748"/>
    </style:style>
    <style:style style:name="P40" style:family="paragraph" style:parent-style-name="Text_20_body" style:list-style-name="L9">
      <style:paragraph-properties fo:margin-left="0cm" fo:margin-right="0cm" fo:text-indent="0cm" style:auto-text-indent="false"/>
      <style:text-properties style:font-name="Verdana" fo:font-size="10.5pt" fo:language="ca" fo:country="ES" fo:font-style="normal" fo:font-weight="normal" officeooo:paragraph-rsid="01419a4a" style:font-name-asian="DAAAAA+TimesNewRomanPSMT" style:font-size-asian="10.5pt" style:font-style-asian="normal" style:font-weight-asian="normal" style:font-name-complex="DAAAAA+TimesNewRomanPSMT" style:font-size-complex="12pt" style:font-style-complex="normal" style:font-weight-complex="normal"/>
    </style:style>
    <style:style style:name="P41" style:family="paragraph" style:parent-style-name="Text_20_body">
      <style:paragraph-properties fo:break-before="page"/>
      <style:text-properties fo:language="ca" fo:country="ES" officeooo:rsid="00c2f3a2" officeooo:paragraph-rsid="00c2f3a2"/>
    </style:style>
    <style:style style:name="P42"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2521b" style:font-name-asian="DejaVu Sans" style:font-size-asian="14pt" style:font-weight-asian="bold" style:font-name-complex="Lohit Hindi" style:font-size-complex="14pt" style:font-weight-complex="bold"/>
    </style:style>
    <style:style style:name="P43"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P44" style:family="paragraph" style:parent-style-name="Title" style:master-page-name="First_20_Page">
      <style:paragraph-properties style:page-number="auto" fo:break-before="page"/>
      <style:text-properties fo:language="ca" fo:country="ES"/>
    </style:style>
    <style:style style:name="P45" style:family="paragraph">
      <style:paragraph-properties fo:text-align="center"/>
    </style:style>
    <style:style style:name="P46" style:family="paragraph">
      <loext:graphic-properties draw:fill="none" draw:fill-color="#ffffff"/>
      <style:paragraph-properties style:writing-mode="lr-tb"/>
      <style:text-properties fo:color="#800000" fo:font-size="12pt" fo:font-style="normal" style:font-size-asian="32pt" style:font-style-asian="normal" style:font-size-complex="32pt" style:font-style-complex="normal"/>
    </style:style>
    <style:style style:name="P47" style:family="paragraph">
      <loext:graphic-properties draw:fill="solid" draw:fill-color="#ffffff"/>
    </style:style>
    <style:style style:name="T1" style:family="text">
      <style:text-properties officeooo:rsid="01267d19"/>
    </style:style>
    <style:style style:name="T2" style:family="text">
      <style:text-properties fo:font-variant="small-caps" fo:color="#800000" style:font-name="DejaVu Serif Condensed" fo:font-size="24pt" fo:font-weight="bold" officeooo:rsid="010fab6a" style:font-name-asian="DejaVu Sans" style:font-size-asian="18pt" style:font-weight-asian="bold" style:font-name-complex="Lohit Hindi" style:font-size-complex="18pt" style:font-weight-complex="bold"/>
    </style:style>
    <style:style style:name="T3" style:family="text">
      <style:text-properties officeooo:rsid="010afb0e"/>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ca" fo:country="ES" fo:font-weight="bold" fo:background-color="transparent" loext:char-shading-value="0" style:font-name-asian="Times-Roman" style:font-weight-asian="bold" style:font-name-complex="Times-Roman" style:font-weight-complex="bold"/>
    </style:style>
    <style:style style:name="T8" style:family="text">
      <style:text-properties fo:language="ca" fo:country="ES" fo:font-weight="normal" style:font-weight-asian="normal" style:font-weight-complex="normal"/>
    </style:style>
    <style:style style:name="T9" style:family="text">
      <style:text-properties fo:language="ca" fo:country="ES" fo:font-weight="normal" style:font-style-asian="normal" style:font-weight-asian="normal" style:font-style-complex="normal" style:font-weight-complex="normal"/>
    </style:style>
    <style:style style:name="T10" style:family="text">
      <style:text-properties fo:language="ca" fo:country="ES" fo:font-style="normal" style:font-style-asian="normal" style:font-style-complex="normal"/>
    </style:style>
    <style:style style:name="T11" style:family="text">
      <style:text-properties fo:language="ca" fo:country="ES" fo:font-style="normal" style:font-style-asian="normal" style:font-weight-asian="normal" style:font-style-complex="normal" style:font-weight-complex="normal"/>
    </style:style>
    <style:style style:name="T12" style:family="text">
      <style:text-properties fo:language="ca" fo:country="ES" fo:font-style="normal" fo:font-weight="normal" style:font-style-asian="normal" style:font-weight-asian="normal" style:font-style-complex="normal" style:font-weight-complex="normal"/>
    </style:style>
    <style:style style:name="T13" style:family="text">
      <style:text-properties fo:language="ca" fo:country="ES" fo:font-style="normal" fo:font-weight="normal" officeooo:rsid="00070242" style:font-style-asian="normal" style:font-weight-asian="normal" style:font-style-complex="normal" style:font-weight-complex="normal"/>
    </style:style>
    <style:style style:name="T14" style:family="text">
      <style:text-properties fo:language="ca" fo:country="ES" fo:font-style="normal" fo:font-weight="normal" officeooo:rsid="000df83f" style:font-style-asian="normal" style:font-weight-asian="normal" style:font-style-complex="normal" style:font-weight-complex="normal"/>
    </style:style>
    <style:style style:name="T15" style:family="text">
      <style:text-properties fo:language="ca" fo:country="ES" fo:font-style="normal" fo:font-weight="bold" style:font-style-asian="normal" style:font-weight-asian="bold" style:font-style-complex="normal" style:font-weight-complex="bold"/>
    </style:style>
    <style:style style:name="T16" style:family="text">
      <style:text-properties fo:language="ca" fo:country="ES" fo:font-style="italic" style:font-style-asian="italic" style:font-style-complex="italic"/>
    </style:style>
    <style:style style:name="T17" style:family="text">
      <style:text-properties fo:language="ca" fo:country="ES" fo:font-style="italic" fo:background-color="transparent" loext:char-shading-value="0" style:font-style-asian="italic" style:font-style-complex="italic"/>
    </style:style>
    <style:style style:name="T18" style:family="text">
      <style:text-properties fo:language="ca" fo:country="ES" fo:font-style="italic" fo:background-color="transparent" loext:char-shading-value="0" style:font-name-asian="Times-Roman" style:font-style-asian="italic" style:font-name-complex="Times-Roman" style:font-style-complex="italic"/>
    </style:style>
    <style:style style:name="T19" style:family="text">
      <style:text-properties fo:language="ca" fo:country="ES" fo:font-style="italic" fo:background-color="transparent" loext:char-shading-value="0" style:font-name-asian="EAAAAA+TimesNewRomanPS-ItalicMT" style:font-style-asian="italic" style:font-name-complex="EAAAAA+TimesNewRomanPS-ItalicMT" style:font-style-complex="italic"/>
    </style:style>
    <style:style style:name="T20" style:family="text">
      <style:text-properties fo:language="ca" fo:country="ES" fo:font-style="italic" fo:font-weight="bold" style:font-style-asian="italic" style:font-weight-asian="bold" style:font-style-complex="italic" style:font-weight-complex="bold"/>
    </style:style>
    <style:style style:name="T21" style:family="text">
      <style:text-properties fo:language="ca" fo:country="ES" fo:font-style="italic" fo:font-weight="normal" style:font-style-asian="italic" style:font-weight-asian="normal" style:font-style-complex="italic" style:font-weight-complex="normal"/>
    </style:style>
    <style:style style:name="T22" style:family="text">
      <style:text-properties fo:language="ca" fo:country="ES" fo:background-color="transparent" loext:char-shading-value="0"/>
    </style:style>
    <style:style style:name="T23" style:family="text">
      <style:text-properties fo:language="ca" fo:country="ES" fo:background-color="transparent" loext:char-shading-value="0" style:font-name-asian="Times-Roman" style:font-name-complex="Times-Roman"/>
    </style:style>
    <style:style style:name="T24" style:family="text">
      <style:text-properties fo:language="ca" fo:country="ES" fo:background-color="transparent" loext:char-shading-value="0" style:font-name-asian="EAAAAA+TimesNewRomanPS-ItalicMT" style:font-name-complex="EAAAAA+TimesNewRomanPS-ItalicMT"/>
    </style:style>
    <style:style style:name="T25" style:family="text">
      <style:text-properties fo:language="ca" fo:country="ES" officeooo:rsid="00022af9" fo:background-color="transparent" loext:char-shading-value="0"/>
    </style:style>
    <style:style style:name="T26" style:family="text">
      <style:text-properties fo:language="ca" fo:country="ES" style:font-style-asian="normal" style:font-style-complex="normal"/>
    </style:style>
    <style:style style:name="T27" style:family="text">
      <style:text-properties fo:font-weight="normal" style:font-weight-asian="normal" style:font-weight-complex="normal"/>
    </style:style>
    <style:style style:name="T28" style:family="text">
      <style:text-properties fo:font-weight="normal" officeooo:rsid="00067dde" style:font-weight-asian="normal" style:font-weight-complex="normal"/>
    </style:style>
    <style:style style:name="T29" style:family="text">
      <style:text-properties fo:font-weight="normal" officeooo:rsid="00070242" style:font-weight-asian="normal" style:font-weight-complex="normal"/>
    </style:style>
    <style:style style:name="T30" style:family="text">
      <style:text-properties fo:font-weight="normal" officeooo:rsid="000df83f"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067dde" style:font-weight-asian="bold" style:font-weight-complex="bold"/>
    </style:style>
    <style:style style:name="T33" style:family="text">
      <style:text-properties fo:font-weight="bold" officeooo:rsid="00070242" style:font-weight-asian="bold" style:font-weight-complex="bold"/>
    </style:style>
    <style:style style:name="T34" style:family="text">
      <style:text-properties style:font-name="Verdana" fo:font-size="10.5pt" fo:font-weight="normal" style:font-name-asian="Times-Bold" style:font-size-asian="10.5pt" style:font-weight-asian="normal" style:font-name-complex="Times-Bold" style:font-size-complex="12pt" style:font-weight-complex="normal"/>
    </style:style>
    <style:style style:name="T35" style:family="text">
      <style:text-properties style:font-name="Verdana" fo:font-size="10.5pt" fo:language="ca" fo:country="ES" fo:font-style="normal" fo:font-weight="normal" style:font-name-asian="DAAAAA+TimesNewRomanPSMT" style:font-size-asian="10.5pt" style:font-style-asian="normal" style:font-weight-asian="normal" style:font-name-complex="DAAAAA+TimesNewRomanPSMT" style:font-size-complex="12pt" style:font-style-complex="normal" style:font-weight-complex="normal"/>
    </style:style>
    <style:style style:name="T36" style:family="text">
      <style:text-properties style:font-name="Verdana" fo:font-size="10.5pt" fo:language="ca" fo:country="ES" fo:font-style="normal" fo:font-weight="normal" officeooo:rsid="000c0274" style:font-name-asian="DAAAAA+TimesNewRomanPSMT" style:font-size-asian="10.5pt" style:font-style-asian="normal" style:font-weight-asian="normal" style:font-name-complex="DAAAAA+TimesNewRomanPSMT" style:font-size-complex="12pt" style:font-style-complex="normal" style:font-weight-complex="normal"/>
    </style:style>
    <style:style style:name="T37" style:family="text">
      <style:text-properties style:font-name="Verdana" fo:font-size="10.5pt" fo:language="ca" fo:country="ES" fo:font-style="normal" fo:font-weight="normal" officeooo:rsid="000d072d" style:font-name-asian="DAAAAA+TimesNewRomanPSMT" style:font-size-asian="10.5pt" style:font-style-asian="normal" style:font-weight-asian="normal" style:font-name-complex="DAAAAA+TimesNewRomanPSMT" style:font-size-complex="12pt" style:font-style-complex="normal" style:font-weight-complex="normal"/>
    </style:style>
    <style:style style:name="T38" style:family="text">
      <style:text-properties fo:font-style="normal" style:font-style-asian="normal" style:font-style-complex="normal"/>
    </style:style>
    <style:style style:name="T39" style:family="text">
      <style:text-properties fo:font-size="10pt" fo:font-weight="normal" style:font-size-asian="10pt" style:font-weight-asian="normal" style:font-size-complex="10pt" style:font-weight-complex="normal"/>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8pt" fo:font-weight="normal" style:font-size-asian="8pt" style:font-weight-asian="normal" style:font-size-complex="8pt" style:font-weight-complex="normal"/>
    </style:style>
    <style:style style:name="T42" style:family="text">
      <style:text-properties officeooo:rsid="00022af9"/>
    </style:style>
    <style:style style:name="T43" style:family="text">
      <style:text-properties officeooo:rsid="014004f9"/>
    </style:style>
    <style:style style:name="T44" style:family="text">
      <style:text-properties officeooo:rsid="000c0274"/>
    </style:style>
    <style:style style:name="T45" style:family="text">
      <style:text-properties style:font-name="GAAAAA+OpenSymbol" fo:font-size="9pt" style:font-name-asian="GAAAAA+OpenSymbol" style:font-size-asian="9pt" style:font-name-complex="GAAAAA+OpenSymbol" style:font-size-complex="9pt"/>
    </style:style>
    <style:style style:name="T46" style:family="text">
      <style:text-properties officeooo:rsid="000d072d"/>
    </style:style>
    <style:style style:name="T47" style:family="text">
      <style:text-properties officeooo:rsid="000e5139"/>
    </style:style>
    <style:style style:name="T48" style:family="text">
      <style:text-properties officeooo:rsid="000df83f"/>
    </style:style>
    <style:style style:name="T49" style:family="text">
      <style:text-properties officeooo:rsid="01419a4a"/>
    </style:style>
    <style:style style:name="T50" style:family="text">
      <style:text-properties officeooo:rsid="0005357b"/>
    </style:style>
    <style:style style:name="T51" style:family="text">
      <style:text-properties officeooo:rsid="00067dde"/>
    </style:style>
    <style:style style:name="T52" style:family="text">
      <style:text-properties officeooo:rsid="00070242"/>
    </style:style>
    <style:style style:name="T53" style:family="text">
      <style:text-properties fo:color="#800000" style:font-name="DejaVu Sans Mono" fo:font-size="32pt" fo:font-style="normal" style:font-size-asian="24pt" style:font-style-asian="normal" style:font-size-complex="32pt" style:font-style-complex="normal"/>
    </style:style>
    <style:style style:name="T54" style:family="text">
      <style:text-properties fo:color="#800000" style:font-name="DejaVu Sans Mono" fo:font-size="32pt" fo:font-style="normal" style:font-size-asian="32pt" style:font-style-asian="normal" style:font-size-complex="32pt" style:font-style-complex="normal"/>
    </style:style>
    <style:style style:name="fr1" style:family="graphic" style:parent-style-name="Frame">
      <style:graphic-properties style:vertical-pos="from-top" style:vertical-rel="paragraph" style:horizontal-pos="from-left" style:horizontal-rel="paragraph" fo:background-color="#cfe7f5" style:background-transparency="80%" draw:fill="solid" draw:fill-color="#cfe7f5" draw:opacity="20%" fo:padding="0.15cm" fo:border-left="none" fo:border-right="none" fo:border-top="0.06pt solid #000000" fo:border-bottom="0.06pt solid #000000"/>
    </style:style>
    <style:style style:name="Sect1" style:family="section">
      <style:section-properties fo:background-color="#f0fff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space-before="0.616cm" text:min-label-width="0.635cm"/>
        <style:text-properties style:font-name="StarSymbol"/>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7">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1cm" svg:stroke-color="#8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8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1cm" svg:stroke-color="#800000"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2cm" svg:stroke-color="#800000" draw:marker-start-width="0.508cm" draw:marker-end-width="0.508cm" draw:fill="solid" draw:fill-color="#ffffff" draw:textarea-horizontal-align="justify" draw:textarea-vertical-align="middle" draw:auto-grow-height="fals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p text:style-name="P8"><draw:custom-shape text:anchor-type="paragraph" draw:z-index="0" draw:name="Forma16" draw:style-name="gr5" draw:text-style-name="P47" svg:width="17.883cm" svg:height="23.893cm" svg:x="-0.561cm" svg:y="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 draw:name="Forma17" draw:style-name="gr1" draw:text-style-name="P46" svg:width="16.961cm" svg:height="6.573cm" svg:x="0.044cm" svg:y="6.512cm"><draw:text-box><text:p text:style-name="P45"><text:span text:style-name="T53">ADSO</text:span></text:p><text:p text:style-name="P45"><text:span text:style-name="T53">Training</text:span><text:span text:style-name="T54"> 4</text:span></text:p><text:p text:style-name="P45"><text:span text:style-name="T54"/></text:p><text:p text:style-name="P45"><text:span text:style-name="T54">Gestió d'usuaris</text:span></text:p></draw:text-box></draw:frame></text:p>
      <text:table-of-content text:style-name="Sect1" text:name="Sumario1">
        <text:table-of-content-source text:outline-level="10" text:use-index-marks="false" text:use-index-source-styles="true">
          <text:index-title-template text:style-name="Contents_20_Heading">Índex</text:index-title-template>
          <text:table-of-content-entry-template text:outline-level="1" text:style-name="Index">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List_20_Paragraph">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List_20_Paragraph">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btitl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Pregunta">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6"/>
          </text:index-source-styles>
        </text:table-of-content-source>
        <text:index-body>
          <text:index-title text:style-name="Sect2" text:name="Sumario1_Head">
            <text:p text:style-name="P9">Índex</text:p>
          </text:index-title>
          <text:p text:style-name="P13"><text:a xlink:type="simple" xlink:href="#__RefHeading__1858_1238089771" text:style-name="Index_20_Link" text:visited-style-name="Index_20_Link">1. Introducció<text:tab/>2</text:a></text:p>
          <text:p text:style-name="P15"><text:a xlink:type="simple" xlink:href="#__RefHeading___Toc8466_2808854764" text:style-name="Index_20_Link" text:visited-style-name="Index_20_Link">1.1. Objectius<text:tab/>2</text:a></text:p>
          <text:p text:style-name="P13"><text:a xlink:type="simple" xlink:href="#__RefHeading___Toc10916_2808854764" text:style-name="Index_20_Link" text:visited-style-name="Index_20_Link">2. Profile i entorn d'usuari<text:tab/>2</text:a></text:p>
          <text:p text:style-name="P13"><text:a xlink:type="simple" xlink:href="#__RefHeading___Toc10918_2808854764" text:style-name="Index_20_Link" text:visited-style-name="Index_20_Link">3. Creació manual d'usuaris<text:tab/>3</text:a></text:p>
          <text:p text:style-name="P13"><text:a xlink:type="simple" xlink:href="#__RefHeading___Toc10920_2808854764" text:style-name="Index_20_Link" text:visited-style-name="Index_20_Link">4. Creació automàtica d'usuaris<text:tab/>6</text:a></text:p>
          <text:p text:style-name="P15"><text:a xlink:type="simple" xlink:href="#__RefHeading___Toc10922_2808854764" text:style-name="Index_20_Link" text:visited-style-name="Index_20_Link">Trieu i justifiqueu el lloc més adequat per als home de tots els usuaris.<text:tab/>6</text:a></text:p>
          <text:p text:style-name="P13"><text:a xlink:type="simple" xlink:href="#__RefHeading___Toc10924_2808854764" text:style-name="Index_20_Link" text:visited-style-name="Index_20_Link">5. Connexió remota d'usuaris<text:tab/>7</text:a></text:p>
          <text:p text:style-name="P13"><text:a xlink:type="simple" xlink:href="#__RefHeading___Toc10926_2808854764" text:style-name="Index_20_Link" text:visited-style-name="Index_20_Link">6. Eliminació i des-activació d'usuaris<text:tab/>8</text:a></text:p>
          <text:p text:style-name="P13"><text:a xlink:type="simple" xlink:href="#__RefHeading___Toc10928_2808854764" text:style-name="Index_20_Link" text:visited-style-name="Index_20_Link">7. Usuari especial asosh<text:tab/>10</text:a></text:p>
          <text:p text:style-name="P13"><text:a xlink:type="simple" xlink:href="#__RefHeading___Toc10930_2808854764" text:style-name="Index_20_Link" text:visited-style-name="Index_20_Link">8. Sudo i control d'execució d'aplicacions<text:tab/>10</text:a></text:p>
        </text:index-body>
      </text:table-of-content>
      <text:h text:style-name="P11" text:outline-level="1" text:is-list-header="true"/>
      <text:p text:style-name="P41"/>
      <text:h text:style-name="P11" text:outline-level="1"><text:bookmark-start text:name="__RefHeading__1858_1238089771"/>Introducció<text:bookmark-end text:name="__RefHeading__1858_1238089771"/></text:h>
      <text:p text:style-name="P26">Al sistema cada usuari té un compte associat. Un compte són tots els fitxers, recursos i informació que pertanyen a cada usuari. Els comptes d'usuari permeten al sistema diferenciar les dades i processos de cada usuari i permeten als usuaris protegir la seva informació. </text:p>
      <text:p text:style-name="P26"><text:span text:style-name="T38">Per al kernel els usuaris s'identifiquen amb un nombre enter conegut com l'identificador d'usuari (</text:span><text:span text:style-name="T4">user identifier o UID</text:span><text:span text:style-name="T38">). A més hi ha una base de dades que associa el UID amb un nom textual: el </text:span><text:span text:style-name="T4">username. </text:span><text:span text:style-name="T38">Aquest </text:span><text:span text:style-name="T4">username é</text:span><text:span text:style-name="T38">s l'utilitzat per l'usuari per fer </text:span><text:span text:style-name="T4">login</text:span><text:span text:style-name="T38">. La base de dades d'usuaris inclou altra informació relativa a l 'usuari com la ruta del directori </text:span><text:span text:style-name="T4">home, </text:span><text:span text:style-name="T38">el nom complet de l'usuari i l'interpret de comandes (shell).</text:span></text:p>
      <text:p text:style-name="P26"><text:span text:style-name="T38">La creació de un nou usuari inclou l'assignació d'un UID i la modificació de la base de dades d'usuaris per assignar els paràmetres propis de l'usuari. A més és necessari associar almenys un grup a l'usuari i finalment copiar els fitxers de configuració i personalització al directori </text:span><text:span text:style-name="T4">home</text:span><text:span text:style-name="T38"> de cada usuari.</text:span></text:p>
      <text:p text:style-name="P30">Opcionalment es pot assignar l'usuari a més d'un grup, la qual cosa permet a l'administrador del sistema dividir els usuaris en grups amb diferents permisos i privilegis. D'aquesta manera podem mantenir un millor control sobre què poden fer el usuaris.</text:p>
      <text:h text:style-name="Heading_20_2" text:outline-level="2"><text:bookmark-start text:name="__RefHeading___Toc8466_2808854764"/>Objectius<text:bookmark-end text:name="__RefHeading___Toc8466_2808854764"/></text:h>
      <text:p text:style-name="P31">Gestionar els usuaris del sistema: realitzar l'alta i baixa d'usuaris i modificar les propietats dels comptes d'usuari.</text:p>
      <text:h text:style-name="Heading_20_1" text:outline-level="1"><text:bookmark-start text:name="__RefHeading___Toc10916_2808854764"/>Profile i entorn d'usuari<text:bookmark-end text:name="__RefHeading___Toc10916_2808854764"/></text:h>
      <text:p text:style-name="Text_20_body"><text:span text:style-name="T22">Quant s'inicia un </text:span><text:span text:style-name="T17">login</text:span><text:span text:style-name="T22"> interactiu, el </text:span><text:span text:style-name="T17">shell</text:span><text:span text:style-name="T22"> automàticament executa un o més fitxers predefinits. Cada </text:span><text:span text:style-name="T17">shell</text:span><text:span text:style-name="T22"> executa fitxers diferents. El shell </text:span><text:span text:style-name="User_20_Entry"><text:span text:style-name="T22">bash</text:span></text:span><text:span text:style-name="T23"> executa el fitxer </text:span><text:span text:style-name="T18">/etc/profile</text:span><text:span text:style-name="T23"> i a més a més executa el fitxer </text:span><text:span text:style-name="T18">.profile, .bash_profile</text:span><text:span text:style-name="T23"> o .</text:span><text:span text:style-name="T18">bashrc</text:span><text:span text:style-name="T23"> del </text:span><text:span text:style-name="Emphasis"><text:span text:style-name="T23">home</text:span></text:span><text:span text:style-name="T23"> de cada usuari. El fitxer </text:span><text:span text:style-name="T18">/etc/profile</text:span><text:span text:style-name="T23"> permet a l'administrador del sistema definir un entorn comú per a tots els usuaris, especialment definint la variable </text:span><text:span text:style-name="T7">PATH</text:span><text:span text:style-name="T23">. Per altra banda </text:span><text:span text:style-name="T18">.bash_profile</text:span><text:span text:style-name="T23"> o </text:span><text:span text:style-name="T18">.bashrc</text:span><text:span text:style-name="T23"> permet a cada usuari definir el seu propi entorn adequant el </text:span><text:span text:style-name="T18">PATH</text:span><text:span text:style-name="T23">, el </text:span><text:span text:style-name="T18">prompt</text:span><text:span text:style-name="T23">, etc. </text:span></text:p>
      <text:p text:style-name="P33"><text:soft-page-break/>Quan es crea el directori home d'un usuari s'han de copiar els fitxers del directori <text:span text:style-name="T4">/etc/skel</text:span>. L'administrador del sistema pot posar fitxers a <text:span text:style-name="T4">/etc/skel</text:span> que donin un entorn inicial pels usuaris. Per exemple, com administradors creeu un fitxer <text:span text:style-name="T4">/etc/skel/.bashrc</text:span> (si no està ja creat) amb unes definicions bàsiques que després l'usuari podria canviar. </text:p>
      <text:p text:style-name="Text_20_body"><draw:frame draw:style-name="fr1" draw:name="Marco1" text:anchor-type="paragraph" svg:x="0.143cm" svg:y="2.293cm" svg:width="16.663cm" draw:z-index="22"><draw:text-box fo:min-height="1.709cm"><text:p text:style-name="Frame_20_contents"/></draw:text-box></draw:frame>Comproveu que al PATH de tots els usuaris hi sigui el directori <text:span text:style-name="T4">/usr/local/bin</text:span> i, si cal, feu que el .<text:span text:style-name="T4">bashrc</text:span> modifiqui el PATH per incloure un directori bin situat en el directori <text:span text:style-name="T4">home</text:span> de cada usuari (<text:span text:style-name="Strong_20_Emphasis">$HOME/bin</text:span>).</text:p>
      <text:p text:style-name="Text_20_body"><text:span text:style-name="T25">V</text:span><text:span text:style-name="T22">olem que el </text:span><text:span text:style-name="T19">prompt</text:span><text:span text:style-name="T24"> </text:span><text:span text:style-name="T22">sigui el </text:span><text:span text:style-name="T19">username</text:span><text:span text:style-name="T24"> </text:span><text:span text:style-name="T22">seguit de la data actual i finalment “&gt; “ (per exemple, el de l'usuari xavim seria "xavim (Tue April 10) &gt;” )</text:span></text:p>
      <text:p text:style-name="Text_20_body"><draw:frame draw:style-name="fr1" draw:name="Marco2" text:anchor-type="paragraph" svg:x="0.09cm" svg:y="0.071cm" svg:width="16.663cm" draw:z-index="23"><draw:text-box fo:min-height="1.709cm"><text:p text:style-name="Frame_20_contents"/></draw:text-box></draw:frame>Quina variable d'entorn té la definició del prompt?</text:p>
      <text:h text:style-name="Heading_20_1" text:outline-level="1"><draw:frame draw:style-name="fr1" draw:name="Marco3" text:anchor-type="paragraph" svg:x="0.09cm" svg:y="0.071cm" svg:width="16.663cm" draw:z-index="24"><draw:text-box fo:min-height="1.709cm"><text:p text:style-name="Frame_20_contents"/></draw:text-box></draw:frame><text:bookmark-start text:name="__RefHeading___Toc10918_2808854764"/>Creació manual d'usuaris<text:bookmark-end text:name="__RefHeading___Toc10918_2808854764"/></text:h>
      <text:p text:style-name="P26">Ara volem donar d'alta un compte d'usuari per <text:span text:style-name="T42">a dos usuaris.</text:span> Abans de començar trieu els paràmetres de cada usuari. Els usuaris han de formar part del grup <text:span text:style-name="T4">admin</text:span>.</text:p>
      <text:p text:style-name="Text_20_body">Omple la següent taula:</text:p>
      <text:p text:style-name="Text_20_body"><draw:frame draw:style-name="fr1" draw:name="Marco4" text:anchor-type="paragraph" svg:x="0.09cm" svg:y="0.071cm" svg:width="16.663cm" draw:z-index="25"><draw:text-box fo:min-height="1.709cm"><text:p text:style-name="P10"/><table:table table:name="Table1" table:style-name="Table1"><table:table-column table:style-name="Table1.A"/><table:table-column table:style-name="Table1.B"/><table:table-column table:style-name="Table1.C"/><table:table-row table:style-name="TableLine93906082347712"><table:table-cell table:style-name="Table1.A1" office:value-type="string"><text:p text:style-name="P23">paràmetres /Usuari</text:p></table:table-cell><table:table-cell table:style-name="Table1.A1" office:value-type="string"><text:p text:style-name="P23">Usuari 1</text:p></table:table-cell><table:table-cell table:style-name="Table1.C1" office:value-type="string"><text:p text:style-name="P23">Usuari 2</text:p></table:table-cell></table:table-row><table:table-row table:style-name="TableLine93906082093312"><table:table-cell table:style-name="Table1.A2" office:value-type="string"><text:p text:style-name="P23">UID</text:p></table:table-cell><table:table-cell table:style-name="Table1.A2" office:value-type="string"><text:p text:style-name="P17"/></table:table-cell><table:table-cell table:style-name="Table1.C2" office:value-type="string"><text:p text:style-name="P17"/></table:table-cell></table:table-row><table:table-row table:style-name="TableLine93906128933872"><table:table-cell table:style-name="Table1.A2" office:value-type="string"><text:p text:style-name="P22">Username</text:p></table:table-cell><table:table-cell table:style-name="Table1.A2" office:value-type="string"><text:p text:style-name="P17"/></table:table-cell><table:table-cell table:style-name="Table1.C2" office:value-type="string"><text:p text:style-name="P17"/></table:table-cell></table:table-row><table:table-row table:style-name="TableLine93906050143280"><table:table-cell table:style-name="Table1.A2" office:value-type="string"><text:p text:style-name="P23">Directori home</text:p></table:table-cell><table:table-cell table:style-name="Table1.A2" office:value-type="string"><text:p text:style-name="P17"/></table:table-cell><table:table-cell table:style-name="Table1.C2" office:value-type="string"><text:p text:style-name="P17"/></table:table-cell></table:table-row><table:table-row table:style-name="TableLine93906083894880"><table:table-cell table:style-name="Table1.A2" office:value-type="string"><text:p text:style-name="P22">Shell</text:p></table:table-cell><table:table-cell table:style-name="Table1.A2" office:value-type="string"><text:p text:style-name="P17"/></table:table-cell><table:table-cell table:style-name="Table1.C2" office:value-type="string"><text:p text:style-name="P17"/></table:table-cell></table:table-row><table:table-row table:style-name="TableLine93906056933232"><table:table-cell table:style-name="Table1.A2" office:value-type="string"><text:p text:style-name="P23">Grups</text:p></table:table-cell><table:table-cell table:style-name="Table1.A2" office:value-type="string"><text:p text:style-name="P17"/></table:table-cell><table:table-cell table:style-name="Table1.C2" office:value-type="string"><text:p text:style-name="P17"/></table:table-cell></table:table-row></table:table><text:p text:style-name="P21"/></draw:text-box></draw:frame><text:soft-page-break/>Editeu la base de dades d'usuaris per afegir els nous usuaris. Utilitzeu la comanda <text:span text:style-name="T31">vipw </text:span><text:span text:style-name="T27">per editar aquest fitxer.</text:span></text:p>
      <text:p text:style-name="Text_20_body"><draw:frame draw:style-name="fr1" draw:name="Marco5" text:anchor-type="paragraph" svg:x="0.09cm" svg:y="0.071cm" svg:width="16.663cm" draw:z-index="26"><draw:text-box fo:min-height="1.709cm"><text:p text:style-name="Frame_20_contents"/></draw:text-box></draw:frame><text:span text:style-name="T27">Quina és la diferencia en usar </text:span><text:span text:style-name="T31">vipw </text:span><text:span text:style-name="T27">o editar directament el fitxer de passwd amb vi? </text:span><text:span text:style-name="T41">(pista: obriu dos vipw en sessions diferents)</text:span></text:p>
      <text:p text:style-name="P24"><draw:frame draw:style-name="fr1" draw:name="Marco6" text:anchor-type="paragraph" svg:x="0.09cm" svg:y="0.071cm" svg:width="16.663cm" draw:z-index="27"><draw:text-box fo:min-height="1.709cm"><text:p text:style-name="Frame_20_contents"/></draw:text-box></draw:frame>De la mateixa manera, utilitzeu la comanda <text:span text:style-name="T31">vigr</text:span> per crear un grup per a cada usuari i definir els altres grups que siguin necessaris.</text:p>
      <text:p text:style-name="Text_20_body"><draw:frame draw:style-name="fr1" draw:name="Marco7" text:anchor-type="paragraph" svg:x="0.09cm" svg:y="0.071cm" svg:width="16.663cm" draw:z-index="28"><draw:text-box fo:min-height="1.709cm"><text:p text:style-name="Frame_20_contents"/></draw:text-box></draw:frame>Com es pot desactivar un compte de forma que l'usuari no pugui fer <text:span text:style-name="T4">login?</text:span></text:p>
      <text:p text:style-name="Text_20_body"><draw:frame draw:style-name="fr1" draw:name="Marco8" text:anchor-type="paragraph" svg:x="0.169cm" svg:y="0.123cm" svg:width="16.663cm" draw:z-index="29"><draw:text-box fo:min-height="1.709cm"><text:p text:style-name="Frame_20_contents"/></draw:text-box></draw:frame><text:span text:style-name="T4"/></text:p>
      <text:p text:style-name="P38"><text:soft-page-break/>Desactiveu els comptes nous fins que no hagi finalitzat de donar d'alta els usuaris<text:span text:style-name="T27">.</text:span></text:p>
      <text:p text:style-name="Text_20_body"><draw:frame draw:style-name="fr1" draw:name="Marco9" text:anchor-type="paragraph" svg:x="0.222cm" svg:y="0.123cm" svg:width="16.663cm" draw:z-index="30"><draw:text-box fo:min-height="1.709cm"><text:p text:style-name="Frame_20_contents"/></draw:text-box></draw:frame><text:span text:style-name="T27">Creeu el directori </text:span><text:span text:style-name="T6">home</text:span><text:span text:style-name="T27"> de cada usuari, copieu els fitxers que estiguin a /etc/skel i assigneu el propietari i permisos adequats per al directori </text:span><text:span text:style-name="T6">home</text:span><text:span text:style-name="T27"> i per a tots el fitxers que estiguin dintre del directori.</text:span></text:p>
      <text:p text:style-name="Text_20_body"><draw:frame draw:style-name="fr1" draw:name="Marco10" text:anchor-type="paragraph" svg:x="0.222cm" svg:y="0.123cm" svg:width="16.663cm" draw:z-index="31"><draw:text-box fo:min-height="1.709cm"><text:p text:style-name="Frame_20_contents"/></draw:text-box></draw:frame>Ara assigneu una clau (password) per a cada usuari nou.</text:p>
      <text:p text:style-name="P26"><draw:frame draw:style-name="fr1" draw:name="Marco11" text:anchor-type="paragraph" svg:x="0.169cm" svg:y="2.399cm" svg:width="16.663cm" draw:z-index="32"><draw:text-box fo:min-height="1.709cm"><text:p text:style-name="Frame_20_contents"/></draw:text-box></draw:frame>Per raons de seguretat la clau no es posa directament al fitxer /etc/passwd. Per això hi ha un altre fitxer anomenat /etc/shadow que només té permisos de lectura per al superusuari. En aquest fitxer e<text:span text:style-name="T43">s</text:span> posa la clau xifrada i altres paràmetres associats a la vigència de la clau.</text:p>
      <text:p text:style-name="Text_20_body">Amb quina comanda es pot editar de manera segura el fitxer de <text:span text:style-name="T4">shadow?</text:span></text:p>
      <text:p text:style-name="Text_20_body"><draw:frame draw:style-name="fr1" draw:name="Marco12" text:anchor-type="paragraph" svg:x="0.275cm" svg:y="0.203cm" svg:width="16.663cm" draw:z-index="33"><draw:text-box fo:min-height="1.709cm"><text:p text:style-name="Frame_20_contents"/></draw:text-box></draw:frame>Quin es el significat dels altres paràmetres que es poden definir al fitxer de shadow?</text:p>
      <text:p text:style-name="Text_20_body"><draw:frame draw:style-name="fr1" draw:name="Marco13" text:anchor-type="paragraph" svg:x="0.275cm" svg:y="0.203cm" svg:width="16.663cm" draw:z-index="34"><draw:text-box fo:min-height="1.709cm"><text:p text:style-name="Frame_20_contents"/></draw:text-box></draw:frame>Amb quina comanda es poden modificar aquests paràmetres?</text:p>
      <text:p text:style-name="P27"><draw:frame draw:style-name="fr1" draw:name="Marco14" text:anchor-type="paragraph" svg:x="0.275cm" svg:y="0.203cm" svg:width="16.663cm" draw:z-index="35"><draw:text-box fo:min-height="1.709cm"><text:p text:style-name="Frame_20_contents"/></draw:text-box></draw:frame><text:soft-page-break/>Per editar altres paràmetres del compte d'usuari es poden utilitzar les comandes: <text:span text:style-name="T31">chfn</text:span> i <text:span text:style-name="T31">chsh. </text:span><text:span text:style-name="T34">Utilitzeu aquestes comandes per assignar valors adequats als comptes creats.</text:span></text:p>
      <text:h text:style-name="Heading_20_1" text:outline-level="1" text:is-list-header="true"><draw:frame draw:style-name="fr1" draw:name="Marco15" text:anchor-type="paragraph" svg:x="0.275cm" svg:y="0.203cm" svg:width="16.663cm" draw:z-index="36"><draw:text-box fo:min-height="1.709cm"><text:p text:style-name="Frame_20_contents"/></draw:text-box></draw:frame></text:h>
      <text:h text:style-name="Heading_20_1" text:outline-level="1"><text:bookmark-start text:name="__RefHeading___Toc10920_2808854764"/>Creació automàtica d'usuaris<text:bookmark-end text:name="__RefHeading___Toc10920_2808854764"/></text:h>
      <text:p text:style-name="P30">La majoria de les distribucions de Linux inclouen programes per automatitzar les tasques de creació i modificació de dades d'usuaris. Unes d'aquestes aplicacions son <text:span text:style-name="T31">useradd i adduser, </text:span><text:span text:style-name="T27">que permeten crear usuaris i assignar els diferents paràmetres necessaris per donar d'alta cada compte.</text:span></text:p>
      <text:p text:style-name="P34">Utilitzeu aquestes comandes per donar d'alta els usuaris següents:</text:p>
      <text:list xml:id="list3041079360" text:style-name="L7">
        <text:list-item>
          <text:p text:style-name="P18">P<text:span text:style-name="T44">roduct Owners</text:span>: <text:span text:style-name="T44">PO</text:span>1, <text:span text:style-name="T44">PO</text:span>2, <text:span text:style-name="T44">PO</text:span>3</text:p>
        </text:list-item>
        <text:list-item>
          <text:p text:style-name="P18"><text:span text:style-name="T44">Scrum Master</text:span>: <text:span text:style-name="T44">SM1, SM2</text:span></text:p>
        </text:list-item>
      </text:list>
      <text:list xml:id="list3387237077" text:style-name="L8">
        <text:list-item>
          <text:p text:style-name="P19"><text:span text:style-name="T44">Equip de Desenvolupament (ED)</text:span>: El nom d'usuari del compte serà: <text:span text:style-name="T31">nomX</text:span>, on nom és el vostre nom i X la primera lletra del vostre cognom en minúscules.</text:p>
          <text:p text:style-name="P19"/>
          <text:list>
            <text:list-header>
              <text:h text:style-name="P12" text:outline-level="2"><text:bookmark-start text:name="__RefHeading___Toc10922_2808854764"/>Trieu i justifiqueu el lloc més adequat per als home de tots els usuaris.<text:bookmark-end text:name="__RefHeading___Toc10922_2808854764"/></text:h>
            </text:list-header>
          </text:list>
        </text:list-item>
      </text:list>
      <text:p text:style-name="P37"><text:span text:style-name="T35"/></text:p>
      <text:p text:style-name="Text_20_body"><draw:frame draw:style-name="fr1" draw:name="Marco16" text:anchor-type="paragraph" svg:x="0.275cm" svg:y="0.203cm" svg:width="16.663cm" draw:z-index="37"><draw:text-box fo:min-height="1.709cm"><text:p text:style-name="Frame_20_contents"/></draw:text-box></draw:frame><text:span text:style-name="T35"/></text:p>
      <text:p text:style-name="Text_20_body"><text:span text:style-name="T35"/></text:p>
      <text:p text:style-name="Text_20_body"><text:soft-page-break/><text:span text:style-name="T35">Els permisos de cadascun d'aquests grups d'usuaris (</text:span><text:span text:style-name="T36">POs, SMs i ED</text:span><text:span text:style-name="T35">) venen definits de la següent f</text:span>orma:</text:p>
      <text:p text:style-name="Text_20_body"><draw:frame draw:style-name="fr1" draw:name="Marco17" text:anchor-type="paragraph" svg:x="0.275cm" svg:y="-0.245cm" svg:width="16.663cm" draw:z-index="38"><draw:text-box fo:min-height="1.709cm"><text:list xml:id="list1158802000" text:style-name="L9"><text:list-item><text:p text:style-name="P20"><text:span text:style-name="T35">Els </text:span><text:span text:style-name="T36">POs</text:span><text:span text:style-name="T35"> tindran control d'accés a nivell de grup a tots els fitxers de tots els usuaris definits. És a dir: l'accés dels </text:span><text:span text:style-name="T37">POs</text:span><text:span text:style-name="T35"> a fitxers i directoris dels altres usuaris vindrà determinat pels permisos de grup d'aquests fitxers i directoris. </text:span><text:span text:style-name="T37">No tindrà accés als altres PO</text:span></text:p></text:list-item><text:list-item><text:p text:style-name="P35">Els <text:span text:style-name="T46">SMs</text:span> tindran control d'accés, a nivell de grup, a tots els fitxers de tots els usuaris, exceptuant els dels usuaris <text:span text:style-name="T46">P</text:span><text:span text:style-name="T49">O</text:span><text:span text:style-name="T46">s i </text:span><text:span text:style-name="T47">els </text:span><text:span text:style-name="T46">altre</text:span><text:span text:style-name="T47">s SM</text:span>.</text:p></text:list-item><text:list-item><text:p text:style-name="P35">Els <text:span text:style-name="T46">membres del ED</text:span> NO tindran accés, a nivell de grup, als fitxers dels <text:span text:style-name="T46">POs</text:span>, ni dels <text:span text:style-name="T46">SMs</text:span>, ni dels altres <text:span text:style-name="T46">membres del ED</text:span>.</text:p><text:p text:style-name="P40">Tingueu en compte que les condicions anteriors estan especificant els nivells d'accés. El nivell d'accés només indica a quin nivell es miren els privilegis sobre un fitxer o directori determinat (user, group, other).</text:p></text:list-item></text:list></draw:text-box></draw:frame><text:span text:style-name="T45"/></text:p>
      <text:p text:style-name="Text_20_body">Mostra tot el procés de creació indicant pas a pas que <text:span text:style-name="T48">s'</text:span>ha fet</text:p>
      <text:h text:style-name="Heading_20_1" text:outline-level="1" text:is-list-header="true"><draw:frame draw:style-name="fr1" draw:name="Marco18" text:anchor-type="paragraph" svg:x="0.275cm" svg:y="0.203cm" svg:width="16.663cm" draw:z-index="39"><draw:text-box fo:min-height="1.709cm"><text:p text:style-name="Frame_20_contents"/></draw:text-box></draw:frame></text:h>
      <text:h text:style-name="Heading_20_1" text:outline-level="1"><text:bookmark-start text:name="__RefHeading___Toc10924_2808854764"/>Connexió remota d'usuaris<text:bookmark-end text:name="__RefHeading___Toc10924_2808854764"/></text:h>
      <text:p text:style-name="P28">Els usuaris de la nostra màquina han de tenir l'opció de poder connectar-se en remot de una forma segura. </text:p>
      <text:p text:style-name="Text_20_body">nstal·leu el paquet <text:span text:style-name="T5">openssh-server</text:span><text:span text:style-name="T4"> i </text:span><text:span text:style-name="T5">openssh-client</text:span><text:span text:style-name="T4"> (si cal)</text:span></text:p>
      <text:p text:style-name="P36"><draw:frame draw:style-name="fr1" draw:name="Marco19" text:anchor-type="paragraph" svg:x="0.275cm" svg:y="0.203cm" svg:width="16.663cm" draw:z-index="40"><draw:text-box fo:min-height="1.709cm"><text:p text:style-name="Frame_20_contents"/></draw:text-box></draw:frame><text:span text:style-name="T50">C</text:span>omproveu que us podeu connectar remotament a un altra màquina.</text:p>
      <text:h text:style-name="Heading_20_1" text:outline-level="1" text:is-list-header="true"><draw:frame draw:style-name="fr1" draw:name="Marco20" text:anchor-type="paragraph" svg:x="0.275cm" svg:y="0.203cm" svg:width="16.663cm" draw:z-index="41"><draw:text-box fo:min-height="1.709cm"><text:p text:style-name="Frame_20_contents"/></draw:text-box></draw:frame><text:soft-page-break/></text:h>
      <text:h text:style-name="Heading_20_1" text:outline-level="1"><text:bookmark-start text:name="__RefHeading___Toc10926_2808854764"/>Eliminació i des-activació d'usuaris<text:bookmark-end text:name="__RefHeading___Toc10926_2808854764"/></text:h>
      <text:p text:style-name="P26">Per donar de baixa un usuari és necessari eliminar tots els seus fitxers, les bústies de correu, treballs d'impressió, treballs <text:span text:style-name="T31">cron</text:span> i <text:span text:style-name="T31">at </text:span><text:span text:style-name="T27">i totes les referències a l'usuari. Després d'això es poden esborrar les línies associades a l'usuari al fitxer de passwd i de grups. Com un usuari pot tenir fitxers fora del seu directori home es necessari buscar per tot l'arbre de directoris el fitxers que pertanyen l'usuari i esborrar-los.</text:span></text:p>
      <text:p text:style-name="Text_20_body">Crea un usuari de prova (o escolleix un existent) i afegeix fitxers al seu home.</text:p>
      <text:p text:style-name="P25"><draw:frame draw:style-name="fr1" draw:name="Marco21" text:anchor-type="paragraph" svg:x="0.275cm" svg:y="0.203cm" svg:width="16.663cm" draw:z-index="42"><draw:text-box fo:min-height="1.709cm"><text:p text:style-name="Frame_20_contents"/></draw:text-box></draw:frame>És una bona practica de seguretat primer desactivar el compte del usuari abans de començar el procés de donar-lo de baixa.</text:p>
      <text:p text:style-name="P25">Una manera de desactivar un compte, a banda d'invalidar el password, consisteix en canviar el <text:span text:style-name="T4">shell</text:span> de l'usuari per un un programa senzill que només escriu a la pantalla un missatge i dóna informació a l'usuari de les raons per les quals el seu compte d'usuari ha estat desactivat. Per això es pot crear un 'tail script'. Per exemple:</text:p>
      <text:p text:style-name="P25"><draw:frame draw:style-name="fr1" draw:name="Marco22" text:anchor-type="paragraph" svg:x="0.275cm" svg:y="0.203cm" svg:width="16.663cm" draw:z-index="43"><draw:text-box fo:min-height="1.709cm"><text:p text:style-name="Frame_20_contents">#!/usr/bin/tail -n 2</text:p><text:p text:style-name="Frame_20_contents">This account has been closed due to a security problem. Please contact the system administrator.</text:p></draw:text-box></draw:frame>Aquest script es pot posar com shell de l'usuari usant la comanda <text:span text:style-name="T31">chsh </text:span>i es pot guardar en un directori separat, per exemple <text:span text:style-name="Strong_20_Emphasis">/usr/local/lib/no-login.</text:span></text:p>
      <text:p text:style-name="P39"><text:span text:style-name="Strong_20_Emphasis"><text:span text:style-name="T27">Utilitzeu la comanda </text:span></text:span><text:span text:style-name="User_20_Entry"><text:span text:style-name="T27">chsh</text:span></text:span><text:span text:style-name="Strong_20_Emphasis"><text:span text:style-name="T27"> per <text:s/>posar un </text:span></text:span><text:span text:style-name="Emphasis"><text:span text:style-name="T27">tail script</text:span></text:span><text:span text:style-name="Strong_20_Emphasis"><text:span text:style-name="T27"> per desactivar el compte </text:span></text:span><text:span text:style-name="Strong_20_Emphasis"><text:span text:style-name="T28">de</text:span></text:span><text:span text:style-name="Strong_20_Emphasis"><text:span text:style-name="T27"> </text:span></text:span><text:span text:style-name="Strong_20_Emphasis"><text:span text:style-name="T28">l'</text:span></text:span><text:span text:style-name="Strong_20_Emphasis"><text:span text:style-name="T27">usuari </text:span></text:span><text:span text:style-name="Strong_20_Emphasis"><text:span text:style-name="T28">creat</text:span></text:span><text:span text:style-name="Strong_20_Emphasis"><text:span text:style-name="T27"> .</text:span></text:span></text:p>
      <text:p text:style-name="Text_20_body"><draw:frame draw:style-name="fr1" draw:name="Marco23" text:anchor-type="paragraph" svg:x="0.275cm" svg:y="0.203cm" svg:width="16.663cm" draw:z-index="44"><draw:text-box fo:min-height="1.709cm"><text:p text:style-name="Frame_20_contents"/></draw:text-box></draw:frame><text:soft-page-break/><text:span text:style-name="Strong_20_Emphasis"><text:span text:style-name="T27">Com es pot comprovar que el compte ha quedat desactivat?</text:span></text:span></text:p>
      <text:p text:style-name="Text_20_body"><draw:frame draw:style-name="fr1" draw:name="Marco24" text:anchor-type="paragraph" svg:x="0.275cm" svg:y="0.203cm" svg:width="16.663cm" draw:z-index="45"><draw:text-box fo:min-height="1.709cm"><text:p text:style-name="Frame_20_contents"/></draw:text-box></draw:frame><text:span text:style-name="Strong_20_Emphasis"><text:span text:style-name="T29">F</text:span></text:span><text:span text:style-name="Strong_20_Emphasis"><text:span text:style-name="T27">e</text:span></text:span><text:span text:style-name="Strong_20_Emphasis"><text:span text:style-name="T28">s</text:span></text:span><text:span text:style-name="Strong_20_Emphasis"><text:span text:style-name="T27"> un backup amb tots els fitxers de l'usuari (</text:span></text:span><text:span text:style-name="Strong_20_Emphasis"><text:span text:style-name="T39">tingueu en compte que potser una llista molt llarga de fitxers. Pista: feu servir </text:span></text:span><text:span text:style-name="Strong_20_Emphasis"><text:span text:style-name="T40">xargs</text:span></text:span><text:span text:style-name="Strong_20_Emphasis"><text:span text:style-name="T27">)</text:span></text:span></text:p>
      <text:p text:style-name="Text_20_body"><draw:frame draw:style-name="fr1" draw:name="Marco25" text:anchor-type="paragraph" svg:x="0.275cm" svg:y="0.203cm" svg:width="16.663cm" draw:z-index="46"><draw:text-box fo:min-height="1.709cm"><text:p text:style-name="Frame_20_contents"/></draw:text-box></draw:frame><text:span text:style-name="Strong_20_Emphasis"><text:span text:style-name="T27">Quin problema hi ha amb els fitxers que tinguin espais al seu nom? Com es pot resoldre això? (</text:span></text:span><text:span text:style-name="Strong_20_Emphasis"><text:span text:style-name="T39">veure les opcions de la comanda </text:span></text:span><text:span text:style-name="Strong_20_Emphasis"><text:span text:style-name="T40">xargs</text:span></text:span><text:span text:style-name="Strong_20_Emphasis"><text:span text:style-name="T39"> o la opció -exec de </text:span></text:span><text:span text:style-name="Strong_20_Emphasis"><text:span text:style-name="T40">find</text:span></text:span><text:span text:style-name="Strong_20_Emphasis"><text:span text:style-name="T31">)</text:span></text:span></text:p>
      <text:p text:style-name="Text_20_body"><draw:frame draw:style-name="fr1" draw:name="Marco26" text:anchor-type="paragraph" svg:x="0.275cm" svg:y="0.203cm" svg:width="16.663cm" draw:z-index="47"><draw:text-box fo:min-height="1.709cm"><text:p text:style-name="Frame_20_contents"/></draw:text-box></draw:frame><text:span text:style-name="Strong_20_Emphasis"><text:span text:style-name="T29">B</text:span></text:span><text:span text:style-name="Strong_20_Emphasis"><text:span text:style-name="T27">usca tots els fitxers d</text:span></text:span><text:span text:style-name="Strong_20_Emphasis"><text:span text:style-name="T28">e</text:span></text:span><text:span text:style-name="Strong_20_Emphasis"><text:span text:style-name="T27"> </text:span></text:span><text:span text:style-name="Strong_20_Emphasis"><text:span text:style-name="T28">l'</text:span></text:span><text:span text:style-name="Strong_20_Emphasis"><text:span text:style-name="T27">usuari i esborrar-los.</text:span></text:span></text:p>
      <text:p text:style-name="Text_20_body"><draw:frame draw:style-name="fr1" draw:name="Marco27" text:anchor-type="paragraph" svg:x="0.275cm" svg:y="0.203cm" svg:width="16.663cm" draw:z-index="48"><draw:text-box fo:min-height="1.709cm"><text:p text:style-name="Frame_20_contents"/></draw:text-box></draw:frame><text:span text:style-name="Strong_20_Emphasis"><text:span text:style-name="T27">Ara cre</text:span></text:span><text:span text:style-name="Strong_20_Emphasis"><text:span text:style-name="T29">a</text:span></text:span><text:span text:style-name="Strong_20_Emphasis"><text:span text:style-name="T27"> un script que donat el nom d'usuari, faci un backup del seu directori home, esborri tots el fitxers que l'usuari tingui al sistema i canviï el shell per un </text:span></text:span><text:span text:style-name="Strong_20_Emphasis"><text:span text:style-name="T6">tail script</text:span></text:span><text:span text:style-name="Strong_20_Emphasis"><text:span text:style-name="T27"> que avisi a l'usuari que el seu compte ha estat esborrat.</text:span></text:span></text:p>
      <text:p text:style-name="Text_20_body"><draw:frame draw:style-name="fr1" draw:name="Marco28" text:anchor-type="paragraph" svg:x="0.275cm" svg:y="0.203cm" svg:width="16.663cm" draw:z-index="49"><draw:text-box fo:min-height="1.709cm"><text:p text:style-name="Frame_20_contents"/></draw:text-box></draw:frame><text:span text:style-name="Strong_20_Emphasis"><text:span text:style-name="T27">Comprova que s'ha fet correctament</text:span></text:span></text:p>
      <text:h text:style-name="Heading_20_1" text:outline-level="1" text:is-list-header="true"><draw:frame draw:style-name="fr1" draw:name="Marco29" text:anchor-type="paragraph" svg:x="0.275cm" svg:y="0.203cm" svg:width="16.663cm" draw:z-index="50"><draw:text-box fo:min-height="1.709cm"><text:p text:style-name="Frame_20_contents"/></draw:text-box></draw:frame><text:soft-page-break/><text:span text:style-name="Strong_20_Emphasis"/></text:h>
      <text:h text:style-name="Heading_20_1" text:outline-level="1"><text:bookmark-start text:name="__RefHeading___Toc10928_2808854764"/><text:span text:style-name="Strong_20_Emphasis">Usuari especial asosh</text:span><text:bookmark-end text:name="__RefHeading___Toc10928_2808854764"/></text:h>
      <text:p text:style-name="P29"><text:span text:style-name="Strong_20_Emphasis"><text:span text:style-name="T27">A Unix hi ha comandes com el </text:span></text:span><text:span text:style-name="Strong_20_Emphasis"><text:span text:style-name="T31">shutdown</text:span></text:span><text:span text:style-name="Strong_20_Emphasis"><text:span text:style-name="T27"> per apagar la màquina que només pot executar l'usuari root. En moltes ocasions pot ser interessant que algun altre usuari pugui apagar també la màquina però sense que tingui accés als privilegis de root.</text:span></text:span></text:p>
      <text:p text:style-name="Text_20_body"><text:span text:style-name="Strong_20_Emphasis"><text:span text:style-name="T27">Per aconseguir-ho es demana que creeu un compte especial que serveixi per executar un shell simplificat que permetrà fer </text:span></text:span><text:span text:style-name="Strong_20_Emphasis"><text:span text:style-name="T31">shutdown</text:span></text:span><text:span text:style-name="Strong_20_Emphasis"><text:span text:style-name="T27"> i altres tasques especials amb permisos de superusuari. L'username corresponent serà </text:span></text:span><text:span text:style-name="Strong_20_Emphasis"><text:span text:style-name="T31">asosh</text:span></text:span><text:span text:style-name="Strong_20_Emphasis"><text:span text:style-name="T27">, i el password </text:span></text:span><text:span text:style-name="Strong_20_Emphasis"><text:span text:style-name="T30">que decidiu</text:span></text:span><text:span text:style-name="Strong_20_Emphasis"><text:span text:style-name="T27">. Quan algú faci un login en aquest compte s'executarà l'script asosh que hauríeu de tenir instal·lat de la pràctica anterior d'aplicacions. Per raons de seguretat cal que us assegureu que quan s'entra amb aquest compte no s'executa cap shell script. Quins permisos posaríeu a aquesta aplicació perquè no pugui ser executat per cap usuari directament?</text:span></text:span></text:p>
      <text:p text:style-name="Text_20_body"><draw:frame draw:style-name="fr1" draw:name="Marco30" text:anchor-type="paragraph" svg:x="0.275cm" svg:y="0.203cm" svg:width="16.663cm" draw:z-index="51"><draw:text-box fo:min-height="1.709cm"><text:p text:style-name="Frame_20_contents"/></draw:text-box></draw:frame><text:span text:style-name="Strong_20_Emphasis"><text:span text:style-name="T27">Com queda finalment l'entrada de la base de dades d'usuaris per a l'usuari </text:span></text:span><text:span text:style-name="Strong_20_Emphasis"><text:span text:style-name="T31">asosh?</text:span></text:span></text:p>
      <text:h text:style-name="Heading_20_1" text:outline-level="1" text:is-list-header="true"><draw:frame draw:style-name="fr1" draw:name="Marco31" text:anchor-type="paragraph" svg:x="0.275cm" svg:y="0.203cm" svg:width="16.663cm" draw:z-index="52"><draw:text-box fo:min-height="1.709cm"><text:p text:style-name="Frame_20_contents"/></draw:text-box></draw:frame><text:span text:style-name="Strong_20_Emphasis"><text:span text:style-name="T31"/></text:span></text:h>
      <text:h text:style-name="Heading_20_1" text:outline-level="1"><text:bookmark-start text:name="__RefHeading___Toc10930_2808854764"/><text:span text:style-name="Strong_20_Emphasis"><text:span text:style-name="T31">Sudo i control d'execució d'aplicacions</text:span></text:span><text:bookmark-end text:name="__RefHeading___Toc10930_2808854764"/></text:h>
      <text:p text:style-name="P32"><text:span text:style-name="Strong_20_Emphasis"><text:span text:style-name="T8">Com el </text:span></text:span><text:span text:style-name="User_20_Entry"><text:span text:style-name="T11">shutdown</text:span></text:span><text:span text:style-name="Strong_20_Emphasis"><text:span text:style-name="T8"> hi ha altres comandes d'administració que només poden ser executades per el superusuari. És una mala pràctica de seguretat utilitzar el compte del superusuari per executar aquestes comandes. Per resoldre això es pot utilitzar la comanda </text:span></text:span><text:span text:style-name="Strong_20_Emphasis"><text:span text:style-name="T20">sudo</text:span></text:span><text:span text:style-name="Strong_20_Emphasis"><text:span text:style-name="T21">. Sudo</text:span></text:span><text:span text:style-name="Strong_20_Emphasis"><text:span text:style-name="T12"> permet executar una </text:span></text:span><text:soft-page-break/><text:span text:style-name="Strong_20_Emphasis"><text:span text:style-name="T12">comanda a un usuari autoritzat com superusuari o un altre usuari. L'especificació de quines aplicacions pot executar un determinat usuari es defineix al fitxer /etc/sudoers. Aquest fitxer es pot editar de forma segura fent servir la comanda </text:span></text:span><text:span text:style-name="Strong_20_Emphasis"><text:span text:style-name="T15">visudo.</text:span></text:span></text:p>
      <text:p text:style-name="Text_20_body"><text:span text:style-name="Strong_20_Emphasis"><text:span text:style-name="T12">Feu els canvis necessaris perquè els membres del </text:span></text:span><text:span text:style-name="Strong_20_Emphasis"><text:span text:style-name="T9">grup admin</text:span></text:span><text:span text:style-name="Strong_20_Emphasis"><text:span text:style-name="T12"> puguin executar qualsevol comanda amb privilegis de superusuari.</text:span></text:span></text:p>
      <text:p text:style-name="Text_20_body"><draw:frame draw:style-name="fr1" draw:name="Marco32" text:anchor-type="paragraph" svg:x="0.275cm" svg:y="0.203cm" svg:width="16.663cm" draw:z-index="53"><draw:text-box fo:min-height="1.709cm"><text:p text:style-name="Frame_20_contents"/></draw:text-box></draw:frame><text:span text:style-name="Strong_20_Emphasis"><text:span text:style-name="T13">F</text:span></text:span><text:span text:style-name="Strong_20_Emphasis"><text:span text:style-name="T12">eu els canvis necessaris perquè els usuaris </text:span></text:span><text:span text:style-name="Strong_20_Emphasis"><text:span text:style-name="T14">PO</text:span></text:span><text:span text:style-name="Strong_20_Emphasis"><text:span text:style-name="T12"> puguin executar l'script per esborrar els usuaris que heu creat abans i tots els binaris que siguin al directori /usr/local/</text:span></text:span><text:span text:style-name="Strong_20_Emphasis"><text:span text:style-name="T14">PO</text:span></text:span><text:span text:style-name="Strong_20_Emphasis"><text:span text:style-name="T12">/bin.</text:span></text:span></text:p>
      <text:p text:style-name="Text_20_body"><draw:frame draw:style-name="fr1" draw:name="Marco33" text:anchor-type="paragraph" svg:x="0.275cm" svg:y="0.203cm" svg:width="16.663cm" draw:z-index="54"><draw:text-box fo:min-height="1.709cm"><text:p text:style-name="Frame_20_contents"/></draw:text-box></draw:frame><text:span text:style-name="Strong_20_Emphasis"><text:span text:style-name="T12">Comproveu que això funciona executant la comanda </text:span></text:span><text:span text:style-name="Strong_20_Emphasis"><text:span text:style-name="T15">vipw.</text:span></text:span></text:p>
      <text:p text:style-name="Text_20_body"><draw:frame draw:style-name="fr1" draw:name="Marco34" text:anchor-type="paragraph" svg:x="0.275cm" svg:y="0.203cm" svg:width="16.663cm" draw:z-index="55"><draw:text-box fo:min-height="1.709cm"><text:p text:style-name="Frame_20_contents"/></draw:text-box></draw:frame><text:span text:style-name="Strong_20_Emphasis"><text:span text:style-name="T27">Quins canvis heu fet al fitxer /etc/sudoers per activar els controls anteriors?</text:span></text:span></text:p>
      <text:p text:style-name="Text_20_body"><draw:frame draw:style-name="fr1" draw:name="Marco35" text:anchor-type="paragraph" svg:x="0.275cm" svg:y="0.203cm" svg:width="16.663cm" draw:z-index="56"><draw:text-box fo:min-height="1.709cm"><text:p text:style-name="Frame_20_contents"/></draw:text-box></draw:frame><text:span text:style-name="Strong_20_Emphasis"><text:span text:style-name="T12">Finalment desactiveu el compte del root de tal forma no es pugui fer </text:span></text:span><text:span text:style-name="Strong_20_Emphasis"><text:span text:style-name="T21">login</text:span></text:span><text:span text:style-name="Strong_20_Emphasis"><text:span text:style-name="T12"> com superusuari. Les comandes d'administració es podran fer només des dels comptes del grup admin o fent ús de l'usuari asosh. Assegureu-vos que podeu fer comandes des d'un usuari administrador abans de desactivar-ho.</text:span></text:span></text:p>
      <text:p text:style-name="Text_20_body"><draw:frame draw:style-name="fr1" draw:name="Marco36" text:anchor-type="paragraph" svg:x="0.381cm" svg:y="0.099cm" svg:width="16.663cm" draw:z-index="57"><draw:text-box fo:min-height="1.709cm"><text:p text:style-name="Frame_20_contents"/></draw:text-box></draw:frame><text:span text:style-name="Strong_20_Emphasis"><text:span text:style-name="T1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AAAAA+TimesNewRomanPSMT" svg:font-family="DAAAAA+TimesNewRomanPSMT"/>
    <style:font-face style:name="GAAAAA+OpenSymbol" svg:font-family="GAAAAA+OpenSymbol"/>
    <style:font-face style:name="Lohit Hindi1" svg:font-family="'Lohit Hindi'"/>
    <style:font-face style:name="OpenSymbol" svg:font-family="OpenSymbol"/>
    <style:font-face style:name="StarSymbol" svg:font-family="StarSymbol"/>
    <style:font-face style:name="StarSymbol1" svg:font-family="StarSymbol, 'Arial Unicode MS'"/>
    <style:font-face style:name="liberation sans" svg:font-family="'liberation sans', Myriad, 'Bitstream Vera Sans', 'Lucida Grande', 'Luxi Sans', 'Trebuchet MS', helvetica, verdana, arial, sans-serif"/>
    <style:font-face style:name="F" svg:font-family="" style:font-family-generic="roman"/>
    <style:font-face style:name="Times New Roman1" svg:font-family="'Times New Roman'" style:font-family-generic="roman"/>
    <style:font-face style:name="Times-Bold" svg:font-family="Times-Bold" style:font-family-generic="roman"/>
    <style:font-face style:name="Times-Roman" svg:font-family="Times-Roman" style:font-family-generic="roman"/>
    <style:font-face style:name="EAAAAA+TimesNewRomanPS-ItalicMT" svg:font-family="EAAAAA+TimesNewRomanPS-ItalicMT" style:font-family-generic="script"/>
    <style:font-face style:name="Bitstream Vera Sans2" svg:font-family="'Bitstream Vera Sans'" style:font-family-generic="swiss"/>
    <style:font-face style:name="Courier 10 Pitch1" svg:font-family="'Courier 10 Pitch'" style:font-pitch="fixed"/>
    <style:font-face style:name="Courier 10 Pitch" svg:font-family="'Courier 10 Pitch'" style:font-adornments="Predeterminado" style:font-pitch="fixed"/>
    <style:font-face style:name="LMMono10" svg:font-family="LMMono10" style:font-adornments="Regular" style:font-pitch="fixed"/>
    <style:font-face style:name="TlwgMono" svg:font-family="TlwgMono"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Bitstream Vera Sans1" svg:font-family="'Bitstream Vera Sans'" style:font-pitch="variable"/>
    <style:font-face style:name="Cantarell" svg:font-family="Cantarell" style:font-adornments="Bold" style:font-pitch="variable"/>
    <style:font-face style:name="Caviar Dreams" svg:font-family="'Caviar Dreams'" style:font-adornments="Bold" style:font-pitch="variable"/>
    <style:font-face style:name="LMMonoProp10" svg:font-family="LMMonoProp10" style:font-adornments="Bold" style:font-pitch="variable"/>
    <style:font-face style:name="LMRomanUnsl10" svg:font-family="LMRomanUnsl10" style:font-adornments="Bold" style:font-pitch="variable"/>
    <style:font-face style:name="DejaVu Sans Mono1" svg:font-family="'DejaVu Sans Mono'" style:font-family-generic="modern" style:font-pitch="variable"/>
    <style:font-face style:name="Times New Roman2" svg:font-family="'Times New Roman'" style:font-family-generic="modern" style:font-pitch="variable"/>
    <style:font-face style:name="Bitstream Vera Sans3" svg:font-family="'Bitstream Vera Sans'" style:font-family-generic="roman" style:font-pitch="variable"/>
    <style:font-face style:name="DejaVu Serif Condensed" svg:font-family="'DejaVu Serif Condensed'" style:font-adornments="Condensed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adornments="Regular" style:font-family-generic="swiss" style:font-pitch="variable"/>
    <style:font-face style:name="Bitstream Vera Sans4" svg:font-family="'Bitstream Vera San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50%" fo:text-align="justify" style:justify-single-word="false" fo:text-indent="0.499cm" style:auto-text-indent="false" style:page-number="auto"/>
      <style:text-properties style:font-name="Verdana" fo:font-family="Verdana"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ext-properties style:font-name="LMRomanUnsl10" fo:font-family="LMRomanUnsl10" style:font-style-name="Bold" style:font-pitch="variable" fo:font-size="11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800000" style:font-name="DejaVu Serif Condensed" fo:font-family="'DejaVu Serif Condensed'" style:font-style-name="Condensed Bold"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color="#80000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color="#800000"/>
    </style:style>
    <style:style style:name="Heading_20_1" style:display-name="Heading 1" style:family="paragraph" style:parent-style-name="Heading" style:next-style-name="Text_20_body" style:default-outline-level="1" style:class="text" style:master-page-name="">
      <style:paragraph-properties fo:margin-top="0.12cm" fo:margin-bottom="0.011cm" loext:contextual-spacing="false" fo:text-align="start" style:justify-single-word="false" style:page-number="auto" fo:break-before="auto" fo:break-after="auto">
        <style:tab-stops/>
      </style:paragraph-properties>
      <style:text-properties fo:font-variant="normal" fo:text-transform="none" style:use-window-font-color="true" style:font-name="Cantarell" fo:font-family="Cantarell" style:font-style-name="Bold"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master-page-name="Standard">
      <style:paragraph-properties fo:text-align="end" style:justify-single-word="false" style:page-number="auto" fo:break-before="page"/>
      <style:text-properties fo:font-variant="small-caps" fo:color="#800000" style:font-name="DejaVu Serif Condensed" fo:font-family="'DejaVu Serif Condensed'" style:font-style-name="Condensed Bold" style:font-family-generic="roman"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master-page-name="">
      <style:paragraph-properties style:page-number="auto"/>
      <style:text-properties style:font-name="Caviar Dreams" fo:font-family="'Caviar Dreams'" style:font-style-name="Bold" style:font-pitch="variable" fo:font-size="8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Text_20_body" style:class="extra"/>
    <style:style style:name="Fig" style:family="paragraph" style:parent-style-name="Caption"/>
    <style:style style:name="Code" style:family="paragraph" style:parent-style-name="Heading" style:master-page-name="">
      <style:paragraph-properties fo:margin-left="0cm" fo:margin-right="0cm" fo:margin-top="0cm" fo:margin-bottom="0cm" loext:contextual-spacing="false" fo:line-height="100%" fo:text-align="start" style:justify-single-word="false" fo:keep-together="auto" fo:text-indent="0cm" style:auto-text-indent="false" style:page-number="auto" fo:keep-with-next="auto"/>
      <style:text-properties style:font-name="LMMono10" fo:font-family="LMMono10" style:font-style-name="Regular" style:font-pitch="fixed" fo:font-size="11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Pregunta" style:family="paragraph" style:parent-style-name="Text_20_body" style:class="text">
      <loext:graphic-properties draw:fill="solid" draw:fill-color="#c0c0c0" draw:opacity="100%"/>
      <style:paragraph-properties fo:background-color="#c0c0c0" fo:padding="0.049cm" fo:border="0.06pt solid #000000" style:shadow="none"/>
    </style:style>
    <style:style style:name="ejemplo" style:family="paragraph" style:parent-style-name="Pregunta" style:master-page-name="">
      <loext:graphic-properties draw:fill="solid" draw:fill-color="#e6e6e6" draw:opacity="100%"/>
      <style:paragraph-properties style:page-number="auto" fo:background-color="#e6e6e6"/>
      <style:text-properties style:font-name="Courier 10 Pitch" fo:font-family="'Courier 10 Pitch'" style:font-style-name="Predeterminado" style:font-pitch="fixed"/>
    </style:style>
    <style:style style:name="Ejemplo" style:family="paragraph" style:parent-style-name="Text_20_body">
      <loext:graphic-properties draw:fill="solid" draw:fill-color="#e6e6e6" draw:opacity="100%"/>
      <style:paragraph-properties fo:background-color="#e6e6e6" fo:padding="0.049cm" fo:border="0.06pt solid #000000" style:shadow="none"/>
      <style:text-properties style:font-name="Courier 10 Pitch" fo:font-family="'Courier 10 Pitch'" style:font-style-name="Predeterminado" style:font-pitch="fixed"/>
    </style:style>
    <style:style style:name="Figur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Caption_20_characters" style:display-name="Caption characters" style:family="text">
      <style:text-properties style:font-name="LMMonoProp10" fo:font-family="LMMonoProp10" style:font-style-name="Bold" style:font-pitch="variable" fo:font-size="11pt" fo:font-weight="bold"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text-properties style:font-name="Bitstream Vera Sans Mono" fo:font-family="'Bitstream Vera Sans Mono'" style:font-family-generic="modern" style:font-pitch="fixed"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master-page-name="">
      <style:paragraph-properties fo:margin-left="0cm" fo:margin-right="0cm" fo:text-align="end" style:justify-single-word="false"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MP2" style:family="paragraph" style:parent-style-name="Footer">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text-properties fo:language="ca" fo:country="ES"/>
    </style:style>
    <style:style style:name="MP5" style:family="paragraph" style:parent-style-name="Header_20_left">
      <style:text-properties fo:language="ca" fo:country="ES"/>
    </style:style>
    <style:style style:name="MP6" style:family="paragraph" style:parent-style-name="Title" style:master-page-name="First_20_Page">
      <style:paragraph-properties style:page-number="auto" fo:break-before="page"/>
      <style:text-properties fo:language="ca" fo:country="ES"/>
    </style:style>
    <style:style style:name="MP7"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2521b" style:font-name-asian="DejaVu Sans" style:font-size-asian="14pt" style:font-weight-asian="bold" style:font-name-complex="Lohit Hindi" style:font-size-complex="14pt" style:font-weight-complex="bold"/>
    </style:style>
    <style:style style:name="MP8" style:family="paragraph" style:parent-style-name="Footer">
      <style:text-properties fo:language="ca" fo:country="ES"/>
    </style:style>
    <style:style style:name="MP9" style:family="paragraph" style:parent-style-name="Title">
      <style:paragraph-properties fo:break-before="page"/>
      <style:text-properties fo:language="ca" fo:country="ES" officeooo:paragraph-rsid="001d151b"/>
    </style:style>
    <style:style style:name="MP10"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MP11" style:family="paragraph" style:parent-style-name="Title">
      <style:text-properties fo:language="ca" fo:country="ES" officeooo:rsid="010afb0e" officeooo:paragraph-rsid="010afb0e"/>
    </style:style>
    <style:style style:name="MT1" style:family="text">
      <style:text-properties officeooo:rsid="01267d19"/>
    </style:style>
    <style:style style:name="MT2" style:family="text">
      <style:text-properties fo:font-variant="small-caps" fo:color="#800000" style:font-name="DejaVu Serif Condensed" fo:font-size="24pt" fo:font-weight="bold" officeooo:rsid="010fab6a" style:font-name-asian="DejaVu Sans" style:font-size-asian="18pt" style:font-weight-asian="bold" style:font-name-complex="Lohit Hindi" style:font-size-complex="18pt" style:font-weight-complex="bold"/>
    </style:style>
    <style:style style:name="MT3" style:family="text">
      <style:text-properties officeooo:rsid="010afb0e"/>
    </style:style>
    <style:style style:name="Mgr1" style:family="graphic">
      <style:graphic-properties svg:stroke-width="0.041cm" svg:stroke-color="#8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vg:stroke-width="0.049cm" svg:stroke-color="#8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vg:stroke-width="0.041cm" svg:stroke-color="#800000"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b22222" fo:border-left="none" fo:border-right="none" fo:padding="0.04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_Toc3460_2808854764"/><text:bookmark-end text:name="__RefHeading___Toc3460_2808854764"/></text:p>
      </style:header>
      <style:footer>
        <text:p text:style-name="MP2"><draw:line text:anchor-type="paragraph" draw:z-index="10" draw:name="Forma2" draw:style-name="Mgr1" draw:text-style-name="MP3" svg:x1="0.012cm" svg:y1="-0.162cm" svg:x2="16.998cm" svg:y2="-0.162cm"><text:p/></draw:line><text:page-number text:select-page="current">11</text:page-number></text:p>
      </style:footer>
    </style:master-page>
    <style:master-page style:name="First_20_Page" style:display-name="First Page" style:page-layout-name="Mpm2" style:next-style-name="Table_20_of_20_Contents">
      <style:header>
        <text:p text:style-name="MP4"/>
      </style:header>
      <style:header-left>
        <text:p text:style-name="MP5"/>
      </style:header-left>
    </style:master-page>
    <style:master-page style:name="Table_20_of_20_Contents" style:display-name="Table of Contents" style:page-layout-name="Mpm3" style:next-style-name="First_20_Chapter_20_Page_20_A4">
      <style:header>
        <text:p text:style-name="MP6"><draw:line text:anchor-type="paragraph" draw:z-index="11" draw:name="Forma3" draw:style-name="Mgr1" draw:text-style-name="MP3" svg:x1="0.019cm" svg:y1="1.536cm" svg:x2="17.032cm" svg:y2="1.536cm"><text:p/></draw:line><draw:line text:anchor-type="paragraph" draw:z-index="12" draw:name="Forma4" draw:style-name="Mgr1" draw:text-style-name="MP3" svg:x1="-0.007cm" svg:y1="25.031cm" svg:x2="17.032cm" svg:y2="25.031cm"><text:p/></draw:line>Table of Contents</text:p>
      </style:header>
      <style:header-left>
        <text:p text:style-name="MP7"><text:bookmark-start text:name="__RefHeading__4236_638220132"/>Training <text:span text:style-name="MT1">2</text:span><text:bookmark-end text:name="__RefHeading__4236_638220132"/></text:p>
      </style:header-left>
      <style:footer>
        <text:p text:style-name="MP8"/>
      </style:footer>
      <style:footer-left>
        <text:p text:style-name="MP8"/>
      </style:footer-left>
    </style:master-page>
    <style:master-page style:name="First_20_Chapter_20_Page_20_A4" style:display-name="First Chapter Page A4" style:page-layout-name="Mpm4" style:next-style-name="Standard">
      <style:header>
        <text:p text:style-name="MP9"><draw:line text:anchor-type="paragraph" draw:z-index="17" draw:name="Forma7_2" draw:style-name="Mgr2" draw:text-style-name="MP3" svg:x1="0.016cm" svg:y1="1.547cm" svg:x2="17.029cm" svg:y2="1.547cm"><text:p/></draw:line><draw:line text:anchor-type="paragraph" draw:z-index="18" draw:name="Forma8_2" draw:style-name="Mgr1" draw:text-style-name="MP3" svg:x1="-0.034cm" svg:y1="24.807cm" svg:x2="17.032cm" svg:y2="24.807cm"><text:p/></draw:line><text:bookmark-start text:name="__RefHeading__4238_63822013285"/><text:span text:style-name="MT2">Training </text:span><text:span text:style-name="MT3">1</text:span><text:bookmark-end text:name="__RefHeading__4238_63822013285"/></text:p>
      </style:header>
      <style:header-left>
        <text:p text:style-name="MP9"><draw:line text:anchor-type="paragraph" draw:z-index="19" draw:name="Forma7_4" draw:style-name="Mgr2" draw:text-style-name="MP3" svg:x1="0.016cm" svg:y1="1.547cm" svg:x2="17.029cm" svg:y2="1.547cm"><text:p/></draw:line><draw:line text:anchor-type="paragraph" draw:z-index="20" draw:name="Forma8_4" draw:style-name="Mgr1" draw:text-style-name="MP3" svg:x1="-0.034cm" svg:y1="24.807cm" svg:x2="17.032cm" svg:y2="24.807cm"><text:p/></draw:line><text:bookmark-start text:name="__RefHeading__4238_638220132852"/><text:span text:style-name="MT2">Training </text:span><text:span text:style-name="MT3">1</text:span><text:bookmark-end text:name="__RefHeading__4238_638220132852"/></text:p>
      </style:header-left>
      <loext:header-first>
        <text:p text:style-name="MP10"><text:bookmark-start text:name="__RefHeading__4238_638220132854"/><text:bookmark-end text:name="__RefHeading__4238_638220132854"/></text:p>
      </loext:header-first>
      <style:footer>
        <text:p text:style-name="MP2"><text:page-number text:select-page="current">0</text:page-number></text:p>
      </style:footer>
      <style:footer-left>
        <text:p text:style-name="MP2"><text:page-number text:select-page="current">0</text:page-number></text:p>
      </style:footer-left>
      <loext:footer-first>
        <text:p text:style-name="MP2"><text:page-number text:select-page="current">1</text:page-number></text:p>
      </loext:footer-first>
    </style:master-page>
    <style:master-page style:name="Second_20_Chapter_20_Page_20_A4" style:display-name="Second Chapter Page A4" style:page-layout-name="Mpm5" style:next-style-name="Standard">
      <style:header>
        <text:p text:style-name="MP11"><draw:line text:anchor-type="paragraph" draw:z-index="13" draw:name="Forma11" draw:style-name="Mgr3" draw:text-style-name="MP3" svg:x1="-0.03cm" svg:y1="1.431cm" svg:x2="17.009cm" svg:y2="1.431cm"><text:p/></draw:line><draw:line text:anchor-type="paragraph" draw:z-index="14" draw:name="Forma12" draw:style-name="Mgr1" draw:text-style-name="MP3" svg:x1="-0.007cm" svg:y1="24.883cm" svg:x2="17.032cm" svg:y2="24.883cm"><text:p/></draw:line><text:bookmark-start text:name="__RefHeading__4240_638220132"/>Chapter 2<text:bookmark-end text:name="__RefHeading__4240_638220132"/></text:p>
      </style:header>
      <style:footer>
        <text:p text:style-name="MP2"><text:page-number text:select-page="current">0</text:page-number></text:p>
      </style:footer>
    </style:master-page>
    <style:master-page style:name="Index" style:page-layout-name="Mpm6"/>
    <style:master-page style:name="Third_20_Chapter_20_Page_20_A4" style:display-name="Third Chapter Page A4" style:page-layout-name="Mpm5" style:next-style-name="Standard">
      <style:header>
        <text:p text:style-name="MP11"><draw:line text:anchor-type="paragraph" draw:z-index="15" draw:name="Forma13" draw:style-name="Mgr1" draw:text-style-name="MP3" svg:x1="-0.007cm" svg:y1="1.496cm" svg:x2="17.006cm" svg:y2="1.496cm"><text:p/></draw:line><draw:line text:anchor-type="paragraph" draw:z-index="16" draw:name="Forma14" draw:style-name="Mgr1" draw:text-style-name="MP3" svg:x1="-0.007cm" svg:y1="24.938cm" svg:x2="17.006cm" svg:y2="24.938cm"><text:p/></draw:line><text:bookmark-start text:name="__RefHeading__4242_638220132"/>Chapter 3<text:bookmark-end text:name="__RefHeading__4242_638220132"/></text:p>
      </style:header>
      <style:footer>
        <text:p text:style-name="MP2"><text:page-number text:select-page="current">0</text:page-number></text:p>
      </style:footer>
    </style:master-page>
    <style:master-page style:name="References" style:page-layout-name="Mpm7" style:next-style-name="Standard"/>
    <style:master-page style:name="Footnot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10:08:15.492487600</meta:creation-date>
    <meta:editing-duration>PT53M42S</meta:editing-duration>
    <meta:editing-cycles>14</meta:editing-cycles>
    <meta:generator>LibreOffice/6.4.7.2$Linux_X86_64 LibreOffice_project/40$Build-2</meta:generator>
    <dc:description>Template Used for my Masters report</dc:description>
    <meta:keyword>Masters Report</meta:keyword>
    <meta:keyword>Report</meta:keyword>
    <dc:subject>Masters Report</dc:subject>
    <dc:title>Masters Report</dc:title>
    <dc:date>2022-06-01T14:03:10.890301097</dc:date>
    <meta:document-statistic meta:table-count="1" meta:image-count="0" meta:object-count="0" meta:page-count="13" meta:paragraph-count="103" meta:word-count="1847" meta:character-count="10996" meta:non-whitespace-character-count="9264"/>
    <meta:user-defined meta:name="License">&lt;a href="http://templates.services.openoffice.org/bsd-license"&gt;BSD&lt;/a&gt; </meta:user-defined>
  </office:meta>
</office:document-meta>
</file>